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1.395cm"/>
    </style:style>
    <style:style style:name="Tableau1.B" style:family="table-column">
      <style:table-column-properties style:column-width="1.612cm"/>
    </style:style>
    <style:style style:name="Tableau1.C" style:family="table-column">
      <style:table-column-properties style:column-width="1.49cm"/>
    </style:style>
    <style:style style:name="Tableau1.D" style:family="table-column">
      <style:table-column-properties style:column-width="3.007cm"/>
    </style:style>
    <style:style style:name="Tableau1.E" style:family="table-column">
      <style:table-column-properties style:column-width="3.286cm"/>
    </style:style>
    <style:style style:name="Tableau1.F" style:family="table-column">
      <style:table-column-properties style:column-width="2.582cm"/>
    </style:style>
    <style:style style:name="Tableau1.G" style:family="table-column">
      <style:table-column-properties style:column-width="5.175cm"/>
    </style:style>
    <style:style style:name="Tableau1.H" style:family="table-column">
      <style:table-column-properties style:column-width="2.203cm"/>
    </style:style>
    <style:style style:name="Tableau1.I" style:family="table-column">
      <style:table-column-properties style:column-width="2.087cm"/>
    </style:style>
    <style:style style:name="Tableau1.J" style:family="table-column">
      <style:table-column-properties style:column-width="4.8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J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Frame_20_contents">
      <style:text-properties fo:font-size="10pt" officeooo:paragraph-rsid="002382a3" style:font-size-asian="10pt" style:font-size-complex="10pt"/>
    </style:style>
    <style:style style:name="P6" style:family="paragraph" style:parent-style-name="Standard">
      <style:text-properties officeooo:paragraph-rsid="001fb531"/>
    </style:style>
    <style:style style:name="P7" style:family="paragraph" style:parent-style-name="Standard">
      <style:text-properties officeooo:rsid="002382a3" officeooo:paragraph-rsid="002382a3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paragraph-rsid="001fb531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382a3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121ec5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097d4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121ec5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officeooo:rsid="0032d532" officeooo:paragraph-rsid="002382a3"/>
    </style:style>
    <style:style style:name="P14" style:family="paragraph" style:parent-style-name="Standard">
      <style:paragraph-properties fo:text-align="start" style:justify-single-word="false"/>
      <style:text-properties officeooo:paragraph-rsid="0029626e"/>
    </style:style>
    <style:style style:name="P15" style:family="paragraph" style:parent-style-name="Standard">
      <style:paragraph-properties fo:text-align="start" style:justify-single-word="false"/>
      <style:text-properties officeooo:rsid="0030fe50" officeooo:paragraph-rsid="0030fe50"/>
    </style:style>
    <style:style style:name="P16" style:family="paragraph" style:parent-style-name="Standard">
      <style:paragraph-properties fo:text-align="start" style:justify-single-word="false"/>
      <style:text-properties officeooo:rsid="0032d532" officeooo:paragraph-rsid="0032d532"/>
    </style:style>
    <style:style style:name="P1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382a3" officeooo:paragraph-rsid="00302f3b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18.099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445d2" officeooo:paragraph-rsid="003445d2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 style:master-page-name="">
      <style:paragraph-properties fo:margin-left="18.099cm" fo:margin-right="0cm" fo:text-indent="0cm" style:auto-text-indent="false" style:page-number="auto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445d2" officeooo:paragraph-rsid="003445d2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Frame_20_contents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097d4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1" style:family="paragraph" style:parent-style-name="Frame_20_contents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63d6f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2" style:family="text">
      <style:text-properties officeooo:rsid="0016dc63"/>
    </style:style>
    <style:style style:name="T3" style:family="text">
      <style:text-properties officeooo:rsid="002382a3"/>
    </style:style>
    <style:style style:name="T4" style:family="text">
      <style:text-properties officeooo:rsid="00281c9e"/>
    </style:style>
    <style:style style:name="T5" style:family="text">
      <style:text-properties officeooo:rsid="0029626e"/>
    </style:style>
    <style:style style:name="T6" style:family="text">
      <style:text-properties officeooo:rsid="002b29ff"/>
    </style:style>
    <style:style style:name="T7" style:family="text">
      <style:text-properties fo:color="#3a3935" style:font-name="DejaVu Sans" fo:letter-spacing="normal" style:letter-kerning="false" style:font-name-asian="DejaVu Sans" style:font-name-complex="DejaVu Sans"/>
    </style:style>
    <style:style style:name="T8" style:family="text">
      <style:text-properties fo:color="#3a3935" style:font-name="DejaVu Sans" fo:letter-spacing="normal" officeooo:rsid="002c8522" style:letter-kerning="false" style:font-name-asian="DejaVu Sans" style:font-name-complex="DejaVu Sans"/>
    </style:style>
    <style:style style:name="T9" style:family="text">
      <style:text-properties fo:color="#3a3935" fo:letter-spacing="normal" style:letter-kerning="false"/>
    </style:style>
    <style:style style:name="T10" style:family="text">
      <style:text-properties fo:color="#3a3935" fo:letter-spacing="normal" officeooo:rsid="002e79ab" style:letter-kerning="false"/>
    </style:style>
    <style:style style:name="T11" style:family="text">
      <style:text-properties fo:color="#3a3935" fo:letter-spacing="normal" officeooo:rsid="00302f3b" style:letter-kerning="fals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number:date-style style:name="N106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[eleve;block=begin;s<text:span text:style-name="T4">ub1=incident</text:span>]</text:p>
      <text:p text:style-name="P10"><draw:frame draw:style-name="fr1" draw:name="Cadre1" text:anchor-type="paragraph" svg:x="0.3cm" svg:y="0.18cm" svg:width="4.076cm" draw:z-index="0"><draw:text-box fo:min-height="3.865cm"><text:p text:style-name="P20">[eleve.etab]</text:p><text:p text:style-name="P5"><text:span text:style-name="T2">A</text:span>cadémie de <text:span text:style-name="T3">[eleve.acad]</text:span></text:p><text:p text:style-name="P21">[eleve.adr1]</text:p><text:p text:style-name="P5"><text:span text:style-name="T1">[eleve.cp]</text:span> <text:span text:style-name="T3">[eleve.ville]</text:span></text:p></draw:text-box></draw:frame></text:p>
      <text:p text:style-name="P19">[eleve.resp_civilite] [eleve.resp_nom] [eleve.resp_prenom]</text:p>
      <text:p text:style-name="P18">[eleve.resp_adr1]</text:p>
      <text:p text:style-name="P18">[eleve.resp_adr2]</text:p>
      <text:p text:style-name="P18">[eleve.resp_adr3]</text:p>
      <text:p text:style-name="P18">[eleve.resp_cp] [eleve.resp_commune]</text:p>
      <text:p text:style-name="P18">[eleve.resp_pays]</text:p>
      <text:p text:style-name="P10"/>
      <text:p text:style-name="P10"/>
      <text:p text:style-name="P10">Le <text:date style:data-style-name="N106" text:date-value="2014-11-05T19:24:53.777647940">mercredi 05/11/2014</text:date>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header-rows>
          <table:table-row>
            <table:table-cell table:style-name="Tableau1.A1" office:value-type="string">
              <text:p text:style-name="P8">Id</text:p>
            </table:table-cell>
            <table:table-cell table:style-name="Tableau1.A1" office:value-type="string">
              <text:p text:style-name="P8">Date</text:p>
            </table:table-cell>
            <table:table-cell table:style-name="Tableau1.A1" office:value-type="string">
              <text:p text:style-name="P8">Heure</text:p>
            </table:table-cell>
            <table:table-cell table:style-name="Tableau1.A1" office:value-type="string">
              <text:p text:style-name="P8">Déclarant</text:p>
            </table:table-cell>
            <table:table-cell table:style-name="Tableau1.A1" office:value-type="string">
              <text:p text:style-name="P8">Nature</text:p>
            </table:table-cell>
            <table:table-cell table:style-name="Tableau1.A1" office:value-type="string">
              <text:p text:style-name="P8">Protagonistes</text:p>
            </table:table-cell>
            <table:table-cell table:style-name="Tableau1.A1" office:value-type="string">
              <text:p text:style-name="P8">Description</text:p>
            </table:table-cell>
            <table:table-cell table:style-name="Tableau1.A1" office:value-type="string">
              <text:p text:style-name="P8">Mesures demandées</text:p>
            </table:table-cell>
            <table:table-cell table:style-name="Tableau1.A1" office:value-type="string">
              <text:p text:style-name="P8">Mesures prises</text:p>
            </table:table-cell>
            <table:table-cell table:style-name="Tableau1.J1" office:value-type="string">
              <text:p text:style-name="P8">Sanctions</text:p>
            </table:table-cell>
          </table:table-row>
        </table:table-header-rows>
        <table:table-row>
          <table:table-cell table:style-name="Tableau1.A2" office:value-type="string">
            <text:p text:style-name="P17"><text:span text:style-name="T11">[eleve_sub1.id_incident;block=table:table-row]</text:span></text:p>
          </table:table-cell>
          <table:table-cell table:style-name="Tableau1.A2" office:value-type="string">
            <text:p text:style-name="P9">[eleve_sub1.date]</text:p>
          </table:table-cell>
          <table:table-cell table:style-name="Tableau1.A2" office:value-type="string">
            <text:p text:style-name="P9">[eleve_sub1.heure]</text:p>
          </table:table-cell>
          <table:table-cell table:style-name="Tableau1.A2" office:value-type="string">
            <text:p text:style-name="P9">[eleve_sub1.declarant]</text:p>
          </table:table-cell>
          <table:table-cell table:style-name="Tableau1.A2" office:value-type="string">
            <text:p text:style-name="P9">[eleve_sub1.nature]</text:p>
          </table:table-cell>
          <table:table-cell table:style-name="Tableau1.A2" office:value-type="string">
            <text:p text:style-name="P9">[eleve_sub1.protagonistes]</text:p>
          </table:table-cell>
          <table:table-cell table:style-name="Tableau1.A2" office:value-type="string">
            <text:p text:style-name="P9">[eleve_sub1.description]</text:p>
          </table:table-cell>
          <table:table-cell table:style-name="Tableau1.A2" office:value-type="string">
            <text:p text:style-name="P9">[eleve_sub1.mesures_demandees]</text:p>
          </table:table-cell>
          <table:table-cell table:style-name="Tableau1.A2" office:value-type="string">
            <text:p text:style-name="P9">[eleve_sub1.mesures_prises]</text:p>
          </table:table-cell>
          <table:table-cell table:style-name="Tableau1.J2" office:value-type="string">
            <text:p text:style-name="P9">[eleve_sub1.sanctions]</text:p>
          </table:table-cell>
        </table:table-row>
      </table:table>
      <text:p text:style-name="P6"/>
      <text:p text:style-name="P7">[elev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9.234cm" style:rel-column-width="21845*"/>
    </style:style>
    <style:style style:name="Tableau2.A1" style:family="table-cell">
      <style:table-cell-properties fo:padding="0.097cm" fo:border="none"/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2pt" style:font-size-asian="1.75pt" style:font-size-complex="2pt"/>
    </style:style>
    <style:page-layout style:name="Mpm1">
      <style:page-layout-properties fo:page-width="29.7cm" fo:page-height="21.001cm" style:num-format="1" style:print-orientation="landscape" fo:margin-top="1cm" fo:margin-bottom="1.3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1"><text:date style:data-style-name="N36" text:date-value="2014-11-05T19:24:53.519938364">05/11/2014</text:date></text:p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9T13:55:13</meta:creation-date>
    <dc:date>2014-11-05T19:24:53.188398885</dc:date>
    <meta:editing-duration>PT2H51M38S</meta:editing-duration>
    <meta:editing-cycles>43</meta:editing-cycles>
    <meta:generator>LibreOffice/4.2.4.2$Linux_x86 LibreOffice_project/63150712c6d317d27ce2db16eb94c2f3d7b699f8</meta:generator>
    <meta:document-statistic meta:table-count="2" meta:image-count="0" meta:object-count="0" meta:page-count="1" meta:paragraph-count="35" meta:word-count="45" meta:character-count="666" meta:non-whitespace-character-count="650"/>
  </office:meta>
</office:document-meta>
</file>